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ody-code">
      <style:paragraph-properties fo:orphans="2" fo:widows="2"/>
    </style:style>
    <style:style style:name="P7" style:family="paragraph" style:parent-style-name="Heading_20_2">
      <style:paragraph-properties fo:margin-top="0in" fo:margin-bottom="0.0972in" fo:orphans="2" fo:widows="2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9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8" text:outline-level="1"><text:alphabetical-index-mark-start text:id="IMark140737988" text:main-entry="true"/>Extent<text:alphabetical-index-mark-end text:id="IMark140737988"/></text:h>
      <text:p text:style-name="P3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This chapter specifies the <text:alphabetical-index-mark-start text:id="IMark140737988" text:main-entry="true"/><text:span text:style-name="T1">Extent</text:span><text:alphabetical-index-mark-end text:id="IMark140737988"/> contract between an application component and the JDO implementation. </text:p>
      <text:p text:style-name="P4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7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alphabetical-index-mark-start text:id="IMark140737988" text:main-entry="true"/><text:span text:style-name="T1">Extent</text:span><text:alphabetical-index-mark-end text:id="IMark140737988"/> interface.</text:p>
      <text:p text:style-name="P1">An <text:alphabetical-index-mark-start text:id="IMark140737988" text:main-entry="true"/><text:span text:style-name="T1">Extent</text:span><text:alphabetical-index-mark-end text:id="IMark140737988"/> instance is logically a holder for information:</text:p>
      <text:p text:style-name="P5">•<text:tab/>the class of instances;</text:p>
      <text:p text:style-name="P5">•<text:tab/>whether subclasses are part of the <text:alphabetical-index-mark-start text:id="IMark140737988" text:main-entry="true"/><text:span text:style-name="T1">Extent</text:span><text:alphabetical-index-mark-end text:id="IMark140737988"/>; and</text:p>
      <text:p text:style-name="P5">•<text:tab/>a collection of active iterators over the <text:alphabetical-index-mark-start text:id="IMark140737988" text:main-entry="true"/><text:span text:style-name="T1">Extent</text:span><text:alphabetical-index-mark-end text:id="IMark140737988"/>.</text:p>
      <text:p text:style-name="P1">Thus, no action is taken at the time the <text:alphabetical-index-mark-start text:id="IMark140737988" text:main-entry="true"/><text:span text:style-name="T1">Extent</text:span><text:alphabetical-index-mark-end text:id="IMark140737988"/> is constructed. The contents of the <text:alphabetical-index-mark-start text:id="IMark141707740" text:main-entry="true"/><text:span text:style-name="T1">Extent</text:span><text:alphabetical-index-mark-end text:id="IMark141707740"/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alphabetical-index-mark-start text:id="IMark141499504" text:main-entry="true"/><text:span text:style-name="T1">Extent</text:span><text:alphabetical-index-mark-end text:id="IMark141499504"/>. The <text:alphabetical-index-mark-start text:id="IMark141707740" text:main-entry="true"/><text:span text:style-name="T1">Extent</text:span><text:alphabetical-index-mark-end text:id="IMark141707740"/> is used when the query is intended to be filtered by the datastore, not by in-memory processing. There are no <text:span text:style-name="T1">Collection</text:span> methods in <text:alphabetical-index-mark-start text:id="IMark140737988" text:main-entry="true"/><text:span text:style-name="T1">Extent</text:span><text:alphabetical-index-mark-end text:id="IMark140737988"/> except for <text:span text:style-name="T1">iterator()</text:span>. Thus, common <text:span text:style-name="T1">Collection</text:span> behaviors are not possible, including determining whether one <text:alphabetical-index-mark-start text:id="IMark142601712" text:main-entry="true"/><text:span text:style-name="T1">Extent</text:span><text:alphabetical-index-mark-end text:id="IMark142601712"/> contains another, determining the size of the <text:alphabetical-index-mark-start text:id="IMark141429720" text:main-entry="true"/><text:span text:style-name="T1">Extent</text:span><text:alphabetical-index-mark-end text:id="IMark141429720"/>, or determining whether a specific instance is contained in the <text:alphabetical-index-mark-start text:id="IMark142689504" text:main-entry="true"/><text:span text:style-name="T1">Extent</text:span><text:alphabetical-index-mark-end text:id="IMark142689504"/>. Any such operations must be performed by executing a query against the <text:alphabetical-index-mark-start text:id="IMark142479876" text:main-entry="true"/><text:span text:style-name="T1">Extent</text:span><text:alphabetical-index-mark-end text:id="IMark142479876"/>.</text:p>
      <text:p text:style-name="P1">If the <text:alphabetical-index-mark-start text:id="IMark142479876" text:main-entry="true"/><text:span text:style-name="T1">Extent</text:span><text:alphabetical-index-mark-end text:id="IMark142479876"/> is large, then an appropriate iteration strategy should be adopted by the JDO implementation.</text:p>
      <text:p text:style-name="P1"><text:span text:style-name="Assertion">A15.1-1 [</text:span>The <text:alphabetical-index-mark-start text:id="IMark142479876" text:main-entry="true"/><text:span text:style-name="T1">Extent</text:span><text:alphabetical-index-mark-end text:id="IMark142479876"/> for classes of embedded instances is not affected by changes to fields in referencing class instances. <text:span text:style-name="Assertion">]</text:span></text:p>
      <text:p text:style-name="P4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7" text:outline-level="2">Goals</text:h>
      <text:p text:style-name="P1">The <text:alphabetical-index-mark-start text:id="IMark142479876" text:main-entry="true"/>extent<text:alphabetical-index-mark-end text:id="IMark142479876"/>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alphabetical-index-mark-start text:id="IMark141707740" text:main-entry="true"/><text:span text:style-name="T1">Extent</text:span><text:alphabetical-index-mark-end text:id="IMark141707740"/> might use resources that should be released when the application has finished an iteration. The application should be provided with a means to release iterator resources.</text:p>
      <text:p text:style-name="P5">•<text:tab/>Language support for Java 5 iteration. <text:alphabetical-index-mark-start text:id="IMark141707740" text:main-entry="true"/>Extent<text:alphabetical-index-mark-end text:id="IMark141707740"/> extends the Iterable interface so that the native Java iteration using the <text:span text:style-name="T1">for... </text:span>operator works transparently with <text:alphabetical-index-mark-start text:id="IMark142689504" text:main-entry="true"/><text:span text:style-name="T1">Extent</text:span><text:alphabetical-index-mark-end text:id="IMark142689504"/>. For example, </text:p>
      <text:p text:style-name="code"><text:tab/>for (Employee e: pm.getExtent(Employee.class) {// do something}</text:p>
      <text:p text:style-name="P4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7" text:outline-level="2">Interface <text:alphabetical-index-mark-start text:id="IMark142689504" text:main-entry="true"/>Extent<text:alphabetical-index-mark-end text:id="IMark142689504"/></text:h>
      <text:p text:style-name="P6">package javax.jdo;</text:p>
      <text:p text:style-name="P6">public interface <text:alphabetical-index-mark-start text:id="IMark142689504" text:main-entry="true"/>Extent<text:alphabetical-index-mark-end text:id="IMark142689504"/>&lt;E&gt; extends Iterable&lt;E&gt; {</text:p>
      <text:p text:style-name="P6">Iterator&lt;E&gt; iterator();</text:p>
      <text:p text:style-name="P1"><text:span text:style-name="Assertion">A15.3-1 [</text:span>This method returns an <text:span text:style-name="T1">Iterator</text:span> over all the instances in the <text:alphabetical-index-mark-start text:id="IMark142689504" text:main-entry="true"/><text:span text:style-name="T1">Extent</text:span><text:alphabetical-index-mark-end text:id="IMark142689504"/>.<text:span text:style-name="Assertion">]</text:span> <text:span text:style-name="Assertion">A159.3-14 [</text:span>If NontransactionalRead property is set to false, this method will throw a JDOUserException if called outside a transaction.<text:span text:style-name="Assertion">]</text:span>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<text:span text:style-name="Assertion">A15.3-2 [</text:span>If instances were made persistent in the transaction prior to the execution of this method, the returned <text:span text:style-name="T1">Iterator</text:span> will contain the instances.<text:span text:style-name="Assertion">] </text:span></text:p>
      <text:p text:style-name="P5">•<text:span text:style-name="T2"><text:tab/></text:span><text:span text:style-name="Assertion">A15.3-3 [</text:span>If instances were deleted in the transaction prior to the execution of this method, the returned <text:span text:style-name="T1">Iterator</text:span> will not contain the instances.<text:span text:style-name="Assertion">]</text:span> </text:p>
      <text:p text:style-name="P1">The above describes the behavior of an <text:alphabetical-index-mark-start text:id="IMark141707740" text:main-entry="true"/>extent<text:alphabetical-index-mark-end text:id="IMark141707740"/>-based query at query execution. </text:p>
      <text:p text:style-name="P1"><text:span text:style-name="Assertion">A15.3-4 [</text:span>If any mutating method, including the <text:span text:style-name="T1">remove</text:span> method, is called on the <text:span text:style-name="T1">Iterator</text:span> returned by this method, a <text:span text:style-name="T1">UnsupportedOperationException</text:span> is thrown<text:span text:style-name="Assertion">]</text:span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6">boolean <text:alphabetical-index-mark-start text:id="IMark141707740" text:main-entry="true"/>hasSubclasses<text:alphabetical-index-mark-end text:id="IMark141707740"/>();</text:p>
      <text:p text:style-name="P1"><text:span text:style-name="Assertion">A15.3-5, A15.3-6 [</text:span>This method returns an indicator of whether the <text:alphabetical-index-mark-start text:id="IMark141707740" text:main-entry="true"/>extent<text:alphabetical-index-mark-end text:id="IMark141707740"/> includes subclasses.<text:span text:style-name="Assertion">]</text:span></text:p>
      <text:p text:style-name="P6">Class&lt;E&gt; <text:alphabetical-index-mark-start text:id="IMark141707740" text:main-entry="true"/>getCandidateClass<text:alphabetical-index-mark-end text:id="IMark141707740"/>();</text:p>
      <text:p text:style-name="P1"><text:span text:style-name="Assertion">A15.3-7 [</text:span>This method returns the class of the instances contained in it.<text:span text:style-name="Assertion">]</text:span></text:p>
      <text:p text:style-name="P6">FetchPlan <text:alphabetical-index-mark-start text:id="IMark141707740" text:main-entry="true"/>getFetchPlan<text:alphabetical-index-mark-end text:id="IMark141707740"/>();</text:p>
      <text:p text:style-name="P1">This method returns the fetch plan associated with the <text:alphabetical-index-mark-start text:id="IMark141707740" text:main-entry="true"/><text:span text:style-name="T1">Extent</text:span><text:alphabetical-index-mark-end text:id="IMark141707740"/>. The fetch plan originally is a copy of the fetch plan that is active at the time the <text:alphabetical-index-mark-start text:id="IMark142689504" text:main-entry="true"/><text:span text:style-name="T1">Extent</text:span><text:alphabetical-index-mark-end text:id="IMark142689504"/> is obtained from the <text:soft-page-break/>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alphabetical-index-mark-start text:id="IMark142689504" text:main-entry="true"/><text:span text:style-name="T1">Extent</text:span><text:alphabetical-index-mark-end text:id="IMark142689504"/>. When instances are retrieved from the datastore, the fetch plan settings that are current in the <text:alphabetical-index-mark-start text:id="IMark141429720" text:main-entry="true"/><text:span text:style-name="T1">Extent</text:span><text:alphabetical-index-mark-end text:id="IMark141429720"/> affect the retrieval. Note that this means that portable applications do not change the fetch plan of an <text:alphabetical-index-mark-start text:id="IMark141707740" text:main-entry="true"/><text:span text:style-name="T1">Extent</text:span><text:alphabetical-index-mark-end text:id="IMark141707740"/> while an iterator is active.</text:p>
      <text:p text:style-name="P6">PersistenceManager <text:alphabetical-index-mark-start text:id="IMark141707740" text:main-entry="true"/>getPersistenceManager<text:alphabetical-index-mark-end text:id="IMark141707740"/>();</text:p>
      <text:p text:style-name="P1"><text:span text:style-name="Assertion">A15.3-8 [</text:span>This method returns the <text:span text:style-name="T1">PersistenceManager</text:span> that created it.<text:span text:style-name="Assertion">]</text:span></text:p>
      <text:p text:style-name="P6">void <text:alphabetical-index-mark-start text:id="IMark142601712" text:main-entry="true"/>close<text:alphabetical-index-mark-end text:id="IMark142601712"/>(Iterator i);</text:p>
      <text:p text:style-name="P1">This method closes an <text:span text:style-name="T1">Iterator</text:span> acquired from this <text:alphabetical-index-mark-start text:id="IMark142601712" text:main-entry="true"/><text:span text:style-name="T1">Extent</text:span><text:alphabetical-index-mark-end text:id="IMark142601712"/>. <text:span text:style-name="Assertion">A15.3-9 [</text:span>After this call, the parameter <text:span text:style-name="T1">Iterator</text:span> will return <text:span text:style-name="T1">false</text:span> to <text:span text:style-name="T1">hasNext()</text:span><text:span text:style-name="Assertion">]</text:span>, and <text:span text:style-name="Assertion">A15.3-10 [</text:span>will throw <text:span text:style-name="T1">NoSuchElementException</text:span> to <text:span text:style-name="T1">next()</text:span>.<text:span text:style-name="Assertion">]</text:span> <text:span text:style-name="Assertion">A15.3-11 [</text:span>The <text:alphabetical-index-mark-start text:id="IMark141707740" text:main-entry="true"/><text:span text:style-name="T1">Extent</text:span><text:alphabetical-index-mark-end text:id="IMark141707740"/> itself can still be used to acquire other iterators and can be used as the <text:alphabetical-index-mark-start text:id="IMark141429720" text:main-entry="true"/><text:span text:style-name="T1">Extent</text:span><text:alphabetical-index-mark-end text:id="IMark141429720"/> for queries<text:span text:style-name="Assertion">]</text:span>. Iterators must be automatically closed by the jdo implementation if iterated to completion.</text:p>
      <text:p text:style-name="P6">void closeAll ();</text:p>
      <text:p text:style-name="P1">This method closes all iterators acquired from this <text:alphabetical-index-mark-start text:id="IMark141429720" text:main-entry="true"/><text:span text:style-name="T1">Extent</text:span><text:alphabetical-index-mark-end text:id="IMark141429720"/>. <text:span text:style-name="Assertion">A15.3-12 [</text:span>After this call, all iterators acquired from this <text:alphabetical-index-mark-start text:id="IMark142601712" text:main-entry="true"/><text:span text:style-name="T1">Extent</text:span><text:alphabetical-index-mark-end text:id="IMark142601712"/> will return <text:span text:style-name="T1">false</text:span> to <text:span text:style-name="T1">hasNext()</text:span><text:span text:style-name="Assertion">]</text:span>, and <text:span text:style-name="Assertion">A15.3-13 [</text:span>will throw <text:span text:style-name="T1">NoSuchElementException</text:span> to <text:span text:style-name="T1">next()</text:span>.<text:span text:style-name="Assertion">]</text:span>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Chapter 12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6:02:49.05</meta:creation-date>
    <meta:editing-duration>PT10M55S</meta:editing-duration>
    <meta:generator>OpenOffice.org/3.4$Win32 OpenOffice.org_project/340m1$Build-9590</meta:generator>
    <dc:title>JDO_Chapter</dc:title>
    <dc:date>2012-08-23T20:39:17.61</dc:date>
    <meta:document-statistic meta:table-count="0" meta:image-count="4" meta:object-count="0" meta:page-count="3" meta:paragraph-count="47" meta:word-count="878" meta:character-count="56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